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26000000FA9C3F27F97A3CB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141.23mm"/>
    </style:style>
    <style:style style:name="co26" style:family="table-column">
      <style:table-column-properties fo:break-before="auto" style:column-width="26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12.17mm" fo:break-before="auto" style:use-optimal-row-height="true"/>
    </style:style>
    <style:style style:name="ro11" style:family="table-row">
      <style:table-row-properties style:row-height="5.56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9mm" fo:break-before="auto" style:use-optimal-row-height="false"/>
    </style:style>
    <style:style style:name="ro14" style:family="table-row">
      <style:table-row-properties style:row-height="12.1mm" fo:break-before="auto" style:use-optimal-row-height="true"/>
    </style:style>
    <style:style style:name="ro15" style:family="table-row">
      <style:table-row-properties style:row-height="15.79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ro17" style:family="table-row">
      <style:table-row-properties style:row-height="12.44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08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4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11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2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39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16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</style:style>
    <style:style style:name="ce70" style:family="table-cell" style:parent-style-name="Default">
      <style:table-cell-properties style:diagonal-bl-tr="none" style:diagonal-tl-br="none" fo:border="0.74pt solid #313739" fo:padding="0.71mm" style:rotation-align="none"/>
    </style:style>
    <style:style style:name="ce71" style:family="table-cell" style:parent-style-name="Default">
      <style:table-cell-properties style:cell-protect="none" style:print-content="true" fo:padding="0.71mm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94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95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">
      <style:table-cell-properties fo:background-color="#dddddd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8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3" style:family="table-cell" style:parent-style-name="Default" style:data-style-name="N10">
      <style:table-cell-properties style:diagonal-bl-tr="none" style:diagonal-tl-br="none" fo:border="0.74pt solid #313739" fo:padding="0.71mm" style:rotation-align="none"/>
    </style:style>
    <style:style style:name="ce7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Excel_5f_BuiltIn_5f_Percent" style:data-style-name="N1">
      <style:table-cell-properties style:glyph-orientation-vertical="0" fo:background-color="#dddddd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9C3F27F97A3CB667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7-10-15" calcext:value-type="date">
            <text:p>15/10/17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table:table-column table:style-name="co2" table:default-cell-style-name="ce46"/>
        <table:table-column table:style-name="co3" table:default-cell-style-name="ce46"/>
        <table:table-column table:style-name="co4" table:number-columns-repeated="2" table:default-cell-style-name="ce109"/>
        <table:table-column table:style-name="co4" table:default-cell-style-name="ce120"/>
        <table:table-column table:style-name="co4" table:default-cell-style-name="ce109"/>
        <table:table-column table:style-name="co5" table:default-cell-style-name="ce109"/>
        <table:table-column table:style-name="co4" table:default-cell-style-name="ce109"/>
        <table:table-column table:style-name="co6" table:number-columns-repeated="101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 del tiempo</text:p>
          </table:table-cell>
          <table:table-cell table:style-name="ce41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:.B3])" office:value-type="float" office:value="2" calcext:value-type="float">
            <text:p>2</text:p>
          </table:table-cell>
          <table:table-cell table:style-name="ce95" table:formula="of:=SUM([.G2:.G3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]/[.G5]*[.G6]" office:value-type="float" office:value="2.5" calcext:value-type="float">
            <text:p>2,5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41" office:value-type="string" calcext:value-type="string">
            <text:p>Poco probable</text:p>
          </table:table-cell>
          <table:table-cell table:style-name="ce47" office:value-type="string" calcext:value-type="string">
            <text:p>Puede suceder</text:p>
          </table:table-cell>
          <table:table-cell table:style-name="ce41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13:.B15])" office:value-type="float" office:value="3" calcext:value-type="float">
            <text:p>3</text:p>
          </table:table-cell>
          <table:table-cell table:style-name="ce95" table:formula="of:=SUM([.G13:.G15])" office:value-type="float" office:value="6" calcext:value-type="float">
            <text:p>6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6]" office:value-type="float" office:value="9" calcext:value-type="float">
            <text:p>9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6]/[.G17]*[.G18]" office:value-type="float" office:value="3.33333333333333" calcext:value-type="float">
            <text:p>3,3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41" office:value-type="string" calcext:value-type="string">
            <text:p>Va a alcanzar</text:p>
          </table:table-cell>
          <table:table-cell table:style-name="ce47" office:value-type="string" calcext:value-type="string">
            <text:p>Puede que alcance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Algunas fechas</text:p>
          </table:table-cell>
          <table:table-cell table:style-name="ce41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5:.B26])" office:value-type="float" office:value="2" calcext:value-type="float">
            <text:p>2</text:p>
          </table:table-cell>
          <table:table-cell table:style-name="ce95" table:formula="of:=SUM([.G25:.G26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27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27]/[.G28]*[.G29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No se tiene conocimiento ni experiencia respecto al funcionamiento del API de Google Forms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4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4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36:.B41])" office:value-type="float" office:value="6" calcext:value-type="float">
            <text:p>6</text:p>
          </table:table-cell>
          <table:table-cell table:style-name="ce95" table:formula="of:=SUM([.G36:.G41])" office:value-type="float" office:value="16" calcext:value-type="float">
            <text:p>16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2]" office:value-type="float" office:value="18" calcext:value-type="float">
            <text:p>18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2]/[.G43]*[.G44]" office:value-type="float" office:value="3.55555555555556" calcext:value-type="float">
            <text:p>3,5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51:.B51])" office:value-type="float" office:value="1" calcext:value-type="float">
            <text:p>1</text:p>
          </table:table-cell>
          <table:table-cell table:style-name="ce95" table:formula="of:=SUM([.G51:.G51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54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54]/[.G55]*[.G56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/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63:.B63])" office:value-type="float" office:value="0" calcext:value-type="float">
            <text:p>0</text:p>
          </table:table-cell>
          <table:table-cell table:style-name="ce95" table:formula="of:=SUM([.G63:.G63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64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64]/[.G65]*[.G66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7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73:.B73])" office:value-type="float" office:value="1" calcext:value-type="float">
            <text:p>1</text:p>
          </table:table-cell>
          <table:table-cell table:style-name="ce95" table:formula="of:=SUM([.G73:.G73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75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75]/[.G76]*[.G77]" office:value-type="float" office:value="3.33333333333333" calcext:value-type="float">
            <text:p>3,33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Solo un poco</text:p>
          </table:table-cell>
          <table:table-cell table:style-name="ce41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8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84:.B84])" office:value-type="float" office:value="1" calcext:value-type="float">
            <text:p>1</text:p>
          </table:table-cell>
          <table:table-cell table:style-name="ce95" table:formula="of:=SUM([.G84:.G84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85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85]/[.G86]*[.G87]" office:value-type="float" office:value="2.66666666666667" calcext:value-type="float">
            <text:p>2,667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 table:formula="of:=IF([.G9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94:.B94])" office:value-type="float" office:value="0" calcext:value-type="float">
            <text:p>0</text:p>
          </table:table-cell>
          <table:table-cell table:style-name="ce95" table:formula="of:=SUM([.G94:.G94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95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95]/[.G96]*[.G97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4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45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108" table:number-columns-repeated="5"/>
          <table:table-cell table:style-name="ce148" table:formula="of:=IF([.G10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2" office:value-type="string" calcext:value-type="string">
            <text:p>N° de preguntas respondidas / Puntuación Total</text:p>
          </table:table-cell>
          <table:table-cell table:style-name="ce34" table:number-columns-repeated="4"/>
          <table:table-cell table:style-name="ce130" table:formula="of:=COUNTA([.A104:.B104])" office:value-type="float" office:value="0" calcext:value-type="float">
            <text:p>0</text:p>
          </table:table-cell>
          <table:table-cell table:style-name="ce140" table:formula="of:=SUM([.G104:.G104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05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05]/[.G106]*[.G107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>
        <table:table-column table:style-name="co7" table:default-cell-style-name="ce109"/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20"/>
        <table:table-column table:style-name="co12" table:default-cell-style-name="ce60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6" table:number-columns-repeated="1008" table:default-cell-style-name="Default"/>
        <table:table-row table:style-name="ro18">
          <table:table-cell table:style-name="ce119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2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6" calcext:value-type="float">
            <text:p>6</text:p>
          </table:table-cell>
          <table:table-cell table:style-name="ce62" table:formula="of:=[.F3]/[.E3]*[.B3]" office:value-type="float" office:value="3.33333333333333" calcext:value-type="float">
            <text:p>3,33</text:p>
          </table:table-cell>
          <table:table-cell table:style-name="ce53" table:formula="of:=[.F3]/[.E3]*[.C3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4]" office:value-type="float" office:value="4" calcext:value-type="float">
            <text:p>4</text:p>
          </table:table-cell>
          <table:table-cell table:style-name="ce53" table:formula="of:=[.B5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42]" office:value-type="float" office:value="6" calcext:value-type="float">
            <text:p>6</text:p>
          </table:table-cell>
          <table:table-cell table:style-name="ce50" table:formula="of:=3*[.D5]" office:value-type="float" office:value="18" calcext:value-type="float">
            <text:p>18</text:p>
          </table:table-cell>
          <table:table-cell table:style-name="ce58" table:formula="of:=[$'Identificación y Evaluación'.G42]" office:value-type="float" office:value="16" calcext:value-type="float">
            <text:p>16</text:p>
          </table:table-cell>
          <table:table-cell table:style-name="ce62" table:formula="of:=[.F5]/[.E5]*[.B5]" office:value-type="float" office:value="3.55555555555556" calcext:value-type="float">
            <text:p>3,56</text:p>
          </table:table-cell>
          <table:table-cell table:style-name="ce53" table:formula="of:=[.F5]/[.E5]*[.C5]" office:value-type="percentage" office:value="0.118518518518519" calcext:value-type="percentage">
            <text:p>11,85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50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53" table:formula="of:=[.B6]*[.$C$12]/[.$B$12]" office:value-type="percentage" office:value="0.1" calcext:value-type="percentage">
            <text:p>10,00 %</text:p>
          </table:table-cell>
          <table:table-cell table:style-name="ce55" table:formula="of:=[$'Identificación y Evaluación'.F54]" office:value-type="float" office:value="1" calcext:value-type="float">
            <text:p>1</text:p>
          </table:table-cell>
          <table:table-cell table:style-name="ce50" table:formula="of:=3*[.D6]" office:value-type="float" office:value="3" calcext:value-type="float">
            <text:p>3</text:p>
          </table:table-cell>
          <table:table-cell table:style-name="ce58" table:formula="of:=[$'Identificación y Evaluación'.G54]" office:value-type="float" office:value="2" calcext:value-type="float">
            <text:p>2</text:p>
          </table:table-cell>
          <table:table-cell table:style-name="ce62" table:formula="of:=[.F6]/[.E6]*[.B6]" office:value-type="float" office:value="2" calcext:value-type="float">
            <text:p>2,00</text:p>
          </table:table-cell>
          <table:table-cell table:style-name="ce53" table:formula="of:=[.F6]/[.E6]*[.C6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table:formula="of:=[.F7]/[.E7]*[.B7]" office:value-type="string" office:string-value="" calcext:value-type="error">
            <text:p>#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3.33333333333333" calcext:value-type="float">
            <text:p>3,33</text:p>
          </table:table-cell>
          <table:table-cell table:style-name="ce53" table:formula="of:=[.F8]/[.E8]*[.C8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7]" office:value-type="float" office:value="4" calcext:value-type="float">
            <text:p>4</text:p>
          </table:table-cell>
          <table:table-cell table:style-name="ce53" table:formula="of:=[.B9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85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5]" office:value-type="float" office:value="2" calcext:value-type="float">
            <text:p>2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888888888888889" calcext:value-type="percentage">
            <text:p>8,89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93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5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5]" office:value-type="float" office:value="0" calcext:value-type="float">
            <text:p>0</text:p>
          </table:table-cell>
          <table:table-cell table:style-name="ce170" table:formula="of:=[.F10]/[.E10]*[.B10]" office:value-type="string" office:string-value="" calcext:value-type="error">
            <text:p>#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103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5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5]" office:value-type="float" office:value="0" calcext:value-type="float">
            <text:p>0</text:p>
          </table:table-cell>
          <table:table-cell table:style-name="ce170" table:formula="of:=[.F11]/[.E11]*[.B11]" office:value-type="string" office:string-value="" calcext:value-type="error">
            <text:p>#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6" calcext:value-type="float">
            <text:p>16</text:p>
          </table:table-cell>
          <table:table-cell table:style-name="ce51" table:formula="of:=SUM([.E2:.E11])" office:value-type="float" office:value="48" calcext:value-type="float">
            <text:p>48</text:p>
          </table:table-cell>
          <table:table-cell table:style-name="ce59" table:formula="of:=SUM([.F2:.F11])" office:value-type="float" office:value="34" calcext:value-type="float">
            <text:p>34</text:p>
          </table:table-cell>
          <table:table-cell table:style-name="ce63" table:formula="of:=SUM([.G2:.G11])" office:value-type="string" office:string-value="" calcext:value-type="error">
            <text:p>#DIV/0!</text:p>
          </table:table-cell>
          <table:table-cell table:style-name="ce64" table:formula="of:=SUM([.H2:.H11])" office:value-type="percentage" office:value="0.646296296296296" calcext:value-type="percentage">
            <text:p>64,6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1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1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9" table:number-rows-repeated="2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>
            <draw:frame table:end-cell-address="Resumen.H34" table:end-x="8.7mm" table:end-y="1.61mm" draw:z-index="0" draw:name="3 Gráfico" draw:style-name="gr3" draw:text-style-name="P3" svg:width="149.82mm" svg:height="88.26mm" svg:x="9.81mm" svg:y="3.59mm">
              <loext:p draw:notify-on-update-of-ranges="Resumen.A2:Resumen.A11 Resumen.H1:Resumen.H1 Resumen.H2:Resumen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9" table:number-rows-repeated="7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11">
          <table:table-cell table:number-columns-repeated="1024"/>
        </table:table-row>
        <table:table-row table:style-name="ro19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9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11" table:number-rows-repeated="104853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109"/>
        <table:table-column table:style-name="co25" table:default-cell-style-name="ce109"/>
        <table:table-column table:style-name="co8" table:default-cell-style-name="ce71"/>
        <table:table-column table:style-name="co26" table:default-cell-style-name="ce75"/>
        <table:table-column table:style-name="co9" table:default-cell-style-name="ce79"/>
        <table:table-column table:style-name="co6" table:number-columns-repeated="1018" table:default-cell-style-name="Default"/>
        <table:table-row table:style-name="ro8">
          <table:table-cell table:style-name="ce186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6" office:value-type="string" calcext:value-type="string">
            <text:p>Impacto</text:p>
          </table:table-cell>
          <table:table-cell table:style-name="ce195" office:value-type="string" calcext:value-type="string">
            <text:p>Probabilidad</text:p>
          </table:table-cell>
          <table:table-cell table:style-name="ce203" office:value-type="string" calcext:value-type="string">
            <text:p>Factor</text:p>
          </table:table-cell>
          <table:table-cell table:number-columns-repeated="1018"/>
        </table:table-row>
        <table:table-row table:style-name="ro20">
          <table:table-cell table:style-name="ce147" office:value-type="string" calcext:value-type="string">
            <text:p>R05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6]=&quot;SI&quot;;[$'Identificación y Evaluación'.A36];&quot;&quot;)" office:value-type="string" office:string-value="El grupo de desarrollo no tiene experiencia en cuanto a la conducción de un proyecto de software" calcext:value-type="string">
            <text:p>El grupo de desarrollo no tiene experiencia en cuanto a la conducción de un proyecto de software</text:p>
          </table:table-cell>
          <table:table-cell table:style-name="ce41" table:formula="of:=[$'Identificación y Evaluación'.$G$44]" office:value-type="float" office:value="4" calcext:value-type="float">
            <text:p>4</text:p>
          </table:table-cell>
          <table:table-cell table:style-name="ce184" office:value-type="percentage" office:value="0.8" calcext:value-type="percentage">
            <text:p>80 %</text:p>
          </table:table-cell>
          <table:table-cell table:style-name="ce190" table:formula="of:=[.D2]*[.E2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88" office:value-type="string" calcext:value-type="string">
            <text:p>R06</text:p>
          </table:table-cell>
          <table:table-cell table:style-name="ce194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4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4" table:formula="of:=[$'Identificación y Evaluación'.$G$44]" office:value-type="float" office:value="4" calcext:value-type="float">
            <text:p>4</text:p>
          </table:table-cell>
          <table:table-cell table:style-name="ce197" office:value-type="percentage" office:value="0.8" calcext:value-type="percentage">
            <text:p>80 %</text:p>
          </table:table-cell>
          <table:table-cell table:style-name="ce205" table:formula="of:=[.D3]*[.E3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147" office:value-type="string" calcext:value-type="string">
            <text:p>R07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8]=&quot;SI&quot;;[$'Identificación y Evaluación'.A38];&quot;&quot;)" office:value-type="string" office:string-value="No se conoce el/los lenguaje(s) de programación a utilizar ni como trabajan" calcext:value-type="string">
            <text:p>No se conoce el/los lenguaje(s) de programación a utilizar ni como trabajan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4]*[.E4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6">
          <table:table-cell table:style-name="ce147" office:value-type="string" calcext:value-type="string">
            <text:p>R09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0]=&quot;SI&quot;;[$'Identificación y Evaluación'.A40];&quot;&quot;)" office:value-type="string" office:string-value="No se tiene conocimiento ni experiencia respecto al funcionamiento del API de Google Forms" calcext:value-type="string">
            <text:p>No se tiene conocimiento ni experiencia respecto al funcionamiento del API de Google Forms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5]*[.E5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20">
          <table:table-cell table:style-name="ce188" office:value-type="string" calcext:value-type="string">
            <text:p>R010</text:p>
          </table:table-cell>
          <table:table-cell table:style-name="ce194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4" table:formula="of:=IF([$'Identificación y Evaluación'.H41]=&quot;SI&quot;;[$'Identificación y Evaluación'.A41];&quot;&quot;)" office:value-type="string" office:string-value="Falta de experiencia en desarrollo de aplicaciones móviles." calcext:value-type="string">
            <text:p>Falta de experiencia en desarrollo de aplicaciones móviles.</text:p>
          </table:table-cell>
          <table:table-cell table:style-name="ce194" table:formula="of:=[$'Identificación y Evaluación'.$G$44]" office:value-type="float" office:value="4" calcext:value-type="float">
            <text:p>4</text:p>
          </table:table-cell>
          <table:table-cell table:style-name="ce197" office:value-type="percentage" office:value="0.8" calcext:value-type="percentage">
            <text:p>80 %</text:p>
          </table:table-cell>
          <table:table-cell table:style-name="ce205" table:formula="of:=[.D6]*[.E6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4</text:p>
          </table:table-cell>
          <table:table-cell table:style-name="ce180" table:formula="of:=[$'Identificación y Evaluación'.$A$24]" office:value-type="string" office:string-value="Cronograma" calcext:value-type="string">
            <text:p>Cronograma</text:p>
          </table:table-cell>
          <table:table-cell table:style-name="ce180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41" table:formula="of:=[$'Identificación y Evaluación'.$G$29]" office:value-type="float" office:value="4" calcext:value-type="float">
            <text:p>4</text:p>
          </table:table-cell>
          <table:table-cell table:style-name="ce184" office:value-type="percentage" office:value="0.7" calcext:value-type="percentage">
            <text:p>70 %</text:p>
          </table:table-cell>
          <table:table-cell table:style-name="ce190" table:formula="of:=[.D7]*[.E7]*100" office:value-type="float" office:value="280" calcext:value-type="float">
            <text:p>28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2</text:p>
          </table:table-cell>
          <table:table-cell table:style-name="ce18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80" table:formula="of:=[$'Identificación y Evaluación'.$G$18]" office:value-type="float" office:value="5" calcext:value-type="float">
            <text:p>5</text:p>
          </table:table-cell>
          <table:table-cell table:style-name="ce185" office:value-type="percentage" office:value="0.5" calcext:value-type="percentage">
            <text:p>50 %</text:p>
          </table:table-cell>
          <table:table-cell table:style-name="ce190" table:formula="of:=[.D8]*[.E8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3</text:p>
          </table:table-cell>
          <table:table-cell table:style-name="ce18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5]=&quot;SI&quot;;[$'Identificación y Evaluación'.A15];&quot;&quot;)" office:value-type="string" office:string-value="No se definieron todos los documentos a entregar junto con el producto" calcext:value-type="string">
            <text:p>No se definieron todos los documentos a entregar junto con el producto</text:p>
          </table:table-cell>
          <table:table-cell table:style-name="ce41" table:formula="of:=[$'Identificación y Evaluación'.$G$18]" office:value-type="float" office:value="5" calcext:value-type="float">
            <text:p>5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9]*[.E9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</text:p>
          </table:table-cell>
          <table:table-cell table:style-name="ce18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80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41" table:formula="of:=[$'Identificación y Evaluación'.$G$6]" office:value-type="float" office:value="5" calcext:value-type="float">
            <text:p>5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10]*[.E10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8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9]=&quot;SI&quot;;[$'Identificación y Evaluación'.A39];&quot;&quot;)" office:value-type="string" office:string-value="No se tiene experiencia con el modelo de desarrollo PSI" calcext:value-type="string">
            <text:p>No se tiene experiencia con el modelo de desarrollo PSI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5" calcext:value-type="percentage">
            <text:p>50 %</text:p>
          </table:table-cell>
          <table:table-cell table:style-name="ce190" table:formula="of:=[.D11]*[.E11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1</text:p>
          </table:table-cell>
          <table:table-cell table:style-name="ce180" table:formula="of:=[$'Identificación y Evaluación'.$A$72]" office:value-type="string" office:string-value="Tecnología" calcext:value-type="string">
            <text:p>Tecnología</text:p>
          </table:table-cell>
          <table:table-cell table:style-name="ce180" table:formula="of:=IF([$'Identificación y Evaluación'.H73]=&quot;SI&quot;;[$'Identificación y Evaluación'.A73];&quot;&quot;)" office:value-type="string" office:string-value="La adaptación del modulo Workflow a nuestra aplicación puede ser difícil." calcext:value-type="string">
            <text:p>La adaptación del modulo Workflow a nuestra aplicación puede ser difícil.</text:p>
          </table:table-cell>
          <table:table-cell table:style-name="ce41" table:formula="of:=[$'Identificación y Evaluación'.$G$77]" office:value-type="float" office:value="5" calcext:value-type="float">
            <text:p>5</text:p>
          </table:table-cell>
          <table:table-cell table:style-name="ce184" office:value-type="percentage" office:value="0.4" calcext:value-type="percentage">
            <text:p>40 %</text:p>
          </table:table-cell>
          <table:table-cell table:style-name="ce190" table:formula="of:=[.D12]*[.E12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9" table:visibility="filter">
          <table:table-cell table:style-name="ce108" office:value-type="string" calcext:value-type="string">
            <text:p>RK001</text:p>
          </table:table-cell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]=&quot;SI&quot;;[$'Identificación y Evaluación'.A2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[$'Identificación y Evaluación'.A13]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]=&quot;SI&quot;;[$'Identificación y Evaluación'.A4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5]=&quot;SI&quot;;[$'Identificación y Evaluación'.A5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1]*[.E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6]=&quot;SI&quot;;[$'Identificación y Evaluación'.A6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7]=&quot;SI&quot;;[$'Identificación y Evaluación'.A7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8]=&quot;SI&quot;;[$'Identificación y Evaluación'.A8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9]=&quot;SI&quot;;[$'Identificación y Evaluación'.A9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0]=&quot;SI&quot;;[$'Identificación y Evaluación'.A10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1]=&quot;SI&quot;;[$'Identificación y Evaluación'.A11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2]=&quot;SI&quot;;[$'Identificación y Evaluación'.A1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6]=&quot;SI&quot;;[$'Identificación y Evaluación'.A16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7]=&quot;SI&quot;;[$'Identificación y Evaluación'.A17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8]=&quot;SI&quot;;[$'Identificación y Evaluación'.A18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9]=&quot;SI&quot;;[$'Identificación y Evaluación'.A19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8]*[.E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0]=&quot;SI&quot;;[$'Identificación y Evaluación'.A20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1]=&quot;SI&quot;;[$'Identificación y Evaluación'.A21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2]=&quot;SI&quot;;[$'Identificación y Evaluación'.A2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3]=&quot;SI&quot;;[$'Identificación y Evaluación'.A23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4]=&quot;SI&quot;;[$'Identificación y Evaluación'.A2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7]=&quot;SI&quot;;[$'Identificación y Evaluación'.A27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8]=&quot;SI&quot;;[$'Identificación y Evaluación'.A28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9]=&quot;SI&quot;;[$'Identificación y Evaluación'.A29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0]=&quot;SI&quot;;[$'Identificación y Evaluación'.A30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1]=&quot;SI&quot;;[$'Identificación y Evaluación'.A31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2]=&quot;SI&quot;;[$'Identificación y Evaluación'.A32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3]=&quot;SI&quot;;[$'Identificación y Evaluación'.A33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4]=&quot;SI&quot;;[$'Identificación y Evaluación'.A3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35]=&quot;SI&quot;;[$'Identificación y Evaluación'.A3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2]=&quot;SI&quot;;[$'Identificación y Evaluación'.A42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3]=&quot;SI&quot;;[$'Identificación y Evaluación'.A43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4]=&quot;SI&quot;;[$'Identificación y Evaluación'.A44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5]=&quot;SI&quot;;[$'Identificación y Evaluación'.A4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6]=&quot;SI&quot;;[$'Identificación y Evaluación'.A46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7]=&quot;SI&quot;;[$'Identificación y Evaluación'.A47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8]=&quot;SI&quot;;[$'Identificación y Evaluación'.A48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9]=&quot;SI&quot;;[$'Identificación y Evaluación'.A49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0]=&quot;SI&quot;;[$'Identificación y Evaluación'.A5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4]=&quot;SI&quot;;[$'Identificación y Evaluación'.A54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5]=&quot;SI&quot;;[$'Identificación y Evaluación'.A55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6]=&quot;SI&quot;;[$'Identificación y Evaluación'.A56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7]=&quot;SI&quot;;[$'Identificación y Evaluación'.A57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8]=&quot;SI&quot;;[$'Identificación y Evaluación'.A58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9]=&quot;SI&quot;;[$'Identificación y Evaluación'.A59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0]=&quot;SI&quot;;[$'Identificación y Evaluación'.A6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1]=&quot;SI&quot;;[$'Identificación y Evaluación'.A61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2]=&quot;SI&quot;;[$'Identificación y Evaluación'.A62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4]=&quot;SI&quot;;[$'Identificación y Evaluación'.A64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5]=&quot;SI&quot;;[$'Identificación y Evaluación'.A65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6]=&quot;SI&quot;;[$'Identificación y Evaluación'.A66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7]=&quot;SI&quot;;[$'Identificación y Evaluación'.A67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8]=&quot;SI&quot;;[$'Identificación y Evaluación'.A68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9]=&quot;SI&quot;;[$'Identificación y Evaluación'.A69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0]=&quot;SI&quot;;[$'Identificación y Evaluación'.A70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1]=&quot;SI&quot;;[$'Identificación y Evaluación'.A71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2]=&quot;SI&quot;;[$'Identificación y Evaluación'.A7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 table:number-rows-repeated="3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5]=&quot;SI&quot;;[$'Identificación y Evaluación'.A75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6]=&quot;SI&quot;;[$'Identificación y Evaluación'.A76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7]=&quot;SI&quot;;[$'Identificación y Evaluación'.A77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8]=&quot;SI&quot;;[$'Identificación y Evaluación'.A78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9]=&quot;SI&quot;;[$'Identificación y Evaluación'.A79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0]=&quot;SI&quot;;[$'Identificación y Evaluación'.A80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1]=&quot;SI&quot;;[$'Identificación y Evaluación'.A81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2]=&quot;SI&quot;;[$'Identificación y Evaluación'.A8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3]=&quot;SI&quot;;[$'Identificación y Evaluación'.A83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2</text:p>
          </table:table-cell>
          <table:table-cell table:style-name="ce180" table:formula="of:=[$'Identificación y Evaluación'.$A$83]" office:value-type="string" office:string-value="Complejidad" calcext:value-type="string">
            <text:p>Complejidad</text:p>
          </table:table-cell>
          <table:table-cell table:style-name="ce180" table:formula="of:=IF([$'Identificación y Evaluación'.H84]=&quot;SI&quot;;[$'Identificación y Evaluación'.A84];&quot;&quot;)" office:value-type="string" office:string-value="Los entregables pueden ser muy complejos y puede llevar tiempo su creación." calcext:value-type="string">
            <text:p>Los entregables pueden ser muy complejos y puede llevar tiempo su creación.</text:p>
          </table:table-cell>
          <table:table-cell table:style-name="ce180" table:formula="of:=[$'Identificación y Evaluación'.$G$87]" office:value-type="float" office:value="4" calcext:value-type="float">
            <text:p>4</text:p>
          </table:table-cell>
          <table:table-cell table:style-name="ce185" office:value-type="percentage" office:value="0.4" calcext:value-type="percentage">
            <text:p>40 %</text:p>
          </table:table-cell>
          <table:table-cell table:style-name="ce190" table:formula="of:=[.D323]*[.E323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5]=&quot;SI&quot;;[$'Identificación y Evaluación'.A85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6]=&quot;SI&quot;;[$'Identificación y Evaluación'.A86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7]=&quot;SI&quot;;[$'Identificación y Evaluación'.A87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8]=&quot;SI&quot;;[$'Identificación y Evaluación'.A88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9]=&quot;SI&quot;;[$'Identificación y Evaluación'.A89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0]=&quot;SI&quot;;[$'Identificación y Evaluación'.A90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1]=&quot;SI&quot;;[$'Identificación y Evaluación'.A91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2]=&quot;SI&quot;;[$'Identificación y Evaluación'.A92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3]=&quot;SI&quot;;[$'Identificación y Evaluación'.A93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 table:number-rows-repeated="6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5]=&quot;SI&quot;;[$'Identificación y Evaluación'.A95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6]=&quot;SI&quot;;[$'Identificación y Evaluación'.A96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7]=&quot;SI&quot;;[$'Identificación y Evaluación'.A97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8]=&quot;SI&quot;;[$'Identificación y Evaluación'.A98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9]=&quot;SI&quot;;[$'Identificación y Evaluación'.A99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0]=&quot;SI&quot;;[$'Identificación y Evaluación'.A100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1]=&quot;SI&quot;;[$'Identificación y Evaluación'.A101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2]=&quot;SI&quot;;[$'Identificación y Evaluación'.A102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3]=&quot;SI&quot;;[$'Identificación y Evaluación'.A103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4]=&quot;SI&quot;;[$'Identificación y Evaluación'.A104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5]=&quot;SI&quot;;[$'Identificación y Evaluación'.A105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6]=&quot;SI&quot;;[$'Identificación y Evaluación'.A106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7]=&quot;SI&quot;;[$'Identificación y Evaluación'.A107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8]=&quot;SI&quot;;[$'Identificación y Evaluación'.A108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9]=&quot;SI&quot;;[$'Identificación y Evaluación'.A109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0]=&quot;SI&quot;;[$'Identificación y Evaluación'.A110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1]=&quot;SI&quot;;[$'Identificación y Evaluación'.A111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2]=&quot;SI&quot;;[$'Identificación y Evaluación'.A112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6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0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A1:Análisis.F275" table:display-filter-buttons="true">
          <table:filter>
            <table:filter-and>
              <table:filter-condition table:field-number="2" table:value="El cliente no estará presente durante todo el proceso de desarrollo" table:operator="=">
                <table:filter-set-item table:value="El cliente no estará presente durante todo el proceso de desarrollo"/>
                <table:filter-set-item table:value="El cliente puede proponer grandes cambios para el proyecto."/>
                <table:filter-set-item table:value="El grupo de desarrollo no tiene experiencia en cuanto a la conducción de un proyecto de software"/>
                <table:filter-set-item table:value="El grupo de desarrollo no tiene experiencia en el desarrollo de software"/>
                <table:filter-set-item table:value="Falta de experiencia en desarrollo de aplicaciones móviles."/>
                <table:filter-set-item table:value="La adaptación del modulo Workflow a nuestra aplicación puede ser difícil."/>
                <table:filter-set-item table:value="No se conoce el/los lenguaje(s) de programación a utilizar"/>
                <table:filter-set-item table:value="No se definieron todos los documentos a entregar junto con el producto"/>
                <table:filter-set-item table:value="No se tiene conocimiento ni experiencia respecto al funcionamiento del API de Google Forms"/>
                <table:filter-set-item table:value="No se tiene experiencia con el modelo de desarrollo PSI"/>
                <table:filter-set-item table:value="Puede que el límite de tiempo establecido no sea suficiente para desarrollar el proyecto"/>
              </table:filter-condition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03:04:07.962164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7-11-07T03:17:28.082396256</dc:date>
    <meta:print-date>2009-09-16T17:06:17</meta:print-date>
    <meta:editing-duration>PT6H46M27S</meta:editing-duration>
    <meta:editing-cycles>34</meta:editing-cycles>
    <meta:generator>LibreOffice/5.4.1.2$Linux_X86_64 LibreOffice_project/ea7cb86e6eeb2bf3a5af73a8f7777ac570321527</meta:generator>
    <meta:document-statistic meta:table-count="4" meta:cell-count="22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33cm" xlink:href=".." xlink:type="simple" chart:class="chart:filled-radar" chart:style-name="ch1">
        <chart:title svg:x="4.742cm" svg:y="0.216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29cm" svg:width="12.787cm" svg:height="7.514cm">
          <chartooo:coordinate-region svg:x="4.738cm" svg:y="1.952cm" svg:width="6.069cm" svg:height="6.069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118518518518519">
                <text:p>0.118518518518519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